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Paczka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</text:p>
          </table:table-cell>
          <table:table-cell office:value-type="string">
            <text:p>F</text:p>
          </table:table-cell>
        </table:table-row>
        <table:table-row table:style-name="ro1">
          <table:table-cell/>
          <table:table-cell office:value-type="string">
            <text:p>Total</text:p>
          </table:table-cell>
          <table:table-cell office:value-type="float" office:value="1701">
            <text:p>1701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/>
          <table:table-cell office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K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pl" style:country-asian="PL" style:font-name-complex="Tahoma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2010-03-04</text:date>, <text:time>20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.3$Win32 OpenOffice.org_project/680m7$Build-9044</meta:generator>
    <meta:creation-date>2010-03-04T20:01:34</meta:creation-date>
    <dc:date>2010-03-04T20:05:55</dc:date>
    <dc:language>de-DE</dc:language>
    <meta:editing-cycles>7</meta:editing-cycles>
    <meta:editing-duration>PT1H52M49S</meta:editing-duration>
    <meta:user-defined meta:name="Info 1"/>
    <meta:user-defined meta:name="Info 2"/>
    <meta:user-defined meta:name="Info 3"/>
    <meta:user-defined meta:name="Info 4"/>
    <meta:document-statistic meta:table-count="1" meta:cell-count="8"/>
  </office:meta>
</office:document-meta>
</file>